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4.9673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3.8953in"/>
    </style:style>
    <style:style style:name="co25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Default" style:data-style-name="N121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4.1$Linux_X86_64 LibreOffice_project/fe4468db8de113d2844a8733dd094506af778b51</meta:generator>
    <dc:date>2022-09-07T19:36:50.713912351</dc:date>
    <meta:editing-duration>PT10H12M17S</meta:editing-duration>
    <meta:editing-cycles>42</meta:editing-cycles>
    <meta:document-statistic meta:table-count="5" meta:cell-count="1343" meta:object-count="0"/>
  </office:meta>
</office:document-meta>
</file>